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svg:stroke-color="#999999" draw:fill="none" draw:textarea-horizontal-align="center" draw:textarea-vertical-align="middle"/>
    </style:style>
    <style:style style:name="gr2" style:family="graphic" style:parent-style-name="standard">
      <style:graphic-properties svg:stroke-color="#cccccc" draw:textarea-horizontal-align="center" draw:textarea-vertical-align="middle"/>
    </style:style>
    <style:style style:name="gr3" style:family="graphic" style:parent-style-name="objectwithoutfill">
      <style:graphic-properties svg:stroke-color="#999999" draw:fill="none" draw:textarea-horizontal-align="center" draw:textarea-vertical-align="middle"/>
    </style:style>
    <style:style style:name="gr4" style:family="graphic" style:parent-style-name="standard">
      <style:graphic-properties draw:fill="hatch" draw:fill-color="#ffffff" draw:fill-hatch-name="Hatch_20_1" draw:fill-hatch-solid="true" draw:textarea-horizontal-align="center" draw:textarea-vertical-align="middle"/>
    </style:style>
    <style:style style:name="gr5" style:family="graphic" style:parent-style-name="objectwithoutfill">
      <style:graphic-properties draw:stroke="dash" draw:stroke-dash="Fine_20_Dashed" svg:stroke-color="#999999" draw:fill="none" draw:textarea-horizontal-align="center" draw:textarea-vertical-align="middle"/>
    </style:style>
    <style:style style:name="gr6" style:family="graphic" style:parent-style-name="standard">
      <style:graphic-properties draw:fill="hatch" draw:fill-color="#ffffff" draw:fill-hatch-name="Hatch_20_1" draw:fill-hatch-solid="tru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8.499cm" svg:height="8.499cm" svg:x="6.75cm" svg:y="2.75cm" svg:viewBox="0 0 8500 8500" svg:d="M0 8500c0-8500 8500-8500 8500-8500">
          <text:p/>
        </draw:path>
        <draw:rect draw:style-name="gr2" draw:text-style-name="P1" draw:layer="layout" svg:width="1.25cm" svg:height="1cm" svg:x="2.75cm" svg:y="10.75cm">
          <text:p/>
        </draw:rect>
        <draw:rect draw:style-name="gr2" draw:text-style-name="P1" draw:layer="layout" svg:width="1.25cm" svg:height="1cm" svg:x="4.5cm" svg:y="10.75cm">
          <text:p/>
        </draw:rect>
        <draw:rect draw:style-name="gr2" draw:text-style-name="P1" draw:layer="layout" svg:width="4.5cm" svg:height="1.25cm" svg:x="2cm" svg:y="8.25cm">
          <text:p/>
        </draw:rect>
        <draw:g>
          <draw:line draw:style-name="gr3" draw:text-style-name="P1" draw:layer="layout" svg:x1="2.25cm" svg:y1="5.25cm" svg:x2="2.75cm" svg:y2="5.25cm">
            <text:p/>
          </draw:line>
          <draw:line draw:style-name="gr3" draw:text-style-name="P1" draw:layer="layout" svg:x1="5.75cm" svg:y1="5.25cm" svg:x2="6.25cm" svg:y2="5.25cm">
            <text:p/>
          </draw:line>
          <draw:line draw:style-name="gr3" draw:text-style-name="P1" draw:layer="layout" svg:x1="2.25cm" svg:y1="11.25cm" svg:x2="2.75cm" svg:y2="11.25cm">
            <text:p/>
          </draw:line>
          <draw:line draw:style-name="gr3" draw:text-style-name="P1" draw:layer="layout" svg:x1="5.75cm" svg:y1="11.25cm" svg:x2="6.25cm" svg:y2="11.25cm">
            <text:p/>
          </draw:line>
          <draw:polyline draw:style-name="gr3" draw:text-style-name="P1" draw:layer="layout" svg:width="2.999cm" svg:height="1.999cm" svg:x="2.75cm" svg:y="4.25cm" svg:viewBox="0 0 3000 2000" draw:points="0,2000 0,0 3000,0 3000,2000">
            <text:p/>
          </draw:polyline>
          <draw:polyline draw:style-name="gr3" draw:text-style-name="P1" draw:layer="layout" svg:width="4.999cm" svg:height="2.999cm" svg:x="1.75cm" svg:y="9.25cm" svg:viewBox="0 0 5000 3000" draw:points="0,0 0,500 1000,500 1000,3000 4000,3000 4000,500 5000,500 5000,0">
            <text:p/>
          </draw:polyline>
          <draw:path draw:style-name="gr3" draw:text-style-name="P1" draw:layer="layout" svg:width="0.499cm" svg:height="1.999cm" svg:x="1.75cm" svg:y="7.25cm" svg:viewBox="0 0 500 2000" svg:d="M0 2000c0-2000 500-2000 500-2000">
            <text:p/>
          </draw:path>
          <draw:path draw:style-name="gr3" draw:text-style-name="P1" draw:layer="layout" svg:width="0.499cm" svg:height="0.999cm" svg:x="2.25cm" svg:y="6.25cm" svg:viewBox="0 0 500 1000" svg:d="M500 0c0 1000-500 1000-500 1000">
            <text:p/>
          </draw:path>
          <draw:path draw:style-name="gr3" draw:text-style-name="P1" draw:layer="layout" svg:width="0.499cm" svg:height="1.999cm" svg:x="6.25cm" svg:y="7.25cm" svg:viewBox="0 0 500 2000" svg:d="M500 2000c0-2000-500-2000-500-2000">
            <text:p/>
          </draw:path>
          <draw:path draw:style-name="gr3" draw:text-style-name="P1" draw:layer="layout" svg:width="0.499cm" svg:height="0.999cm" svg:x="5.75cm" svg:y="6.25cm" svg:viewBox="0 0 500 1000" svg:d="M0 0c0 1000 500 1000 500 1000">
            <text:p/>
          </draw:path>
        </draw:g>
        <draw:rect draw:style-name="gr4" draw:text-style-name="P1" draw:layer="layout" svg:width="1cm" svg:height="2cm" svg:x="1.25cm" svg:y="10.25cm">
          <text:p/>
        </draw:rect>
        <draw:line draw:style-name="gr5" draw:text-style-name="P1" draw:layer="layout" svg:x1="7.25cm" svg:y1="11.25cm" svg:x2="16.25cm" svg:y2="11.25cm">
          <text:p/>
        </draw:line>
        <draw:line draw:style-name="gr5" draw:text-style-name="P1" draw:layer="layout" svg:x1="6.75cm" svg:y1="5.25cm" svg:x2="15.25cm" svg:y2="11.25cm">
          <text:p/>
        </draw:line>
        <draw:line draw:style-name="gr5" draw:text-style-name="P1" draw:layer="layout" svg:x1="1.75cm" svg:y1="5.25cm" svg:x2="15.25cm" svg:y2="11.25cm">
          <text:p/>
        </draw:line>
        <draw:rect draw:style-name="gr4" draw:text-style-name="P1" draw:layer="layout" svg:width="1cm" svg:height="2cm" draw:transform="rotate (-0.418180888778949) translate (1.699cm 4.133cm)">
          <text:p/>
        </draw:rect>
        <draw:path draw:style-name="gr1" draw:text-style-name="P1" draw:layer="layout" svg:width="10.399cm" svg:height="10.399cm" svg:x="4.85cm" svg:y="0.85cm" svg:viewBox="0 0 10400 10400" svg:d="M0 10400c0-10400 10400-10400 10400-10400">
          <text:p/>
        </draw:path>
        <draw:path draw:style-name="gr1" draw:text-style-name="P1" draw:layer="layout" svg:width="14.769cm" svg:height="14.769cm" svg:x="0.48cm" svg:y="-3.52cm" svg:viewBox="0 0 14770 14770" svg:d="M0 14770c0-14770 14770-14770 14770-14770">
          <text:p/>
        </draw:path>
        <draw:rect draw:style-name="gr4" draw:text-style-name="P1" draw:layer="layout" svg:width="1cm" svg:height="2cm" draw:transform="rotate (-0.418180888778949) translate (1.699cm 4.133cm)">
          <text:p/>
        </draw:rect>
        <draw:rect draw:style-name="gr6" draw:text-style-name="P1" draw:layer="layout" svg:width="1cm" svg:height="2cm" draw:transform="rotate (-0.614704962553474) translate (6.918cm 4.145cm)">
          <text:p/>
        </draw:rect>
        <draw:rect draw:style-name="gr4" draw:text-style-name="P1" draw:layer="layout" svg:width="1cm" svg:height="2cm" svg:x="6.25cm" svg:y="10.2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0_20_Degrees" draw:display-name="Black 0 Degrees" draw:style="single" draw:color="#000000" draw:distance="0.102cm" draw:rotation="0"/>
    <draw:hatch draw:name="Hatch_20_1" draw:display-name="Hatch 1" draw:style="double" draw:color="#cccccc" draw:distance="0.08cm" draw:rotation="45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16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/4.1.1$Win32 OpenOffice.org_project/411m6$Build-9775</meta:generator>
    <dc:date>2015-04-15T03:53:14.79</dc:date>
    <meta:editing-duration>PT2H51M47S</meta:editing-duration>
    <meta:editing-cycles>112</meta:editing-cycles>
    <meta:document-statistic meta:object-count="25"/>
  </office:meta>
</office:document-meta>
</file>